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2" text:outline-level="2">¿Qué es un MMF?</text:h>
      <text:p text:style-name="Text_20_body">Significa Minimum Markeable Features,esto <text:s/>es un grupo de características de las metodologías agiles que determinan que un producto debe dividirse en varias entregas que contengan el mínimo de funcionalidad posible con <text:s/>valor en el mercado.</text:p>
      <text:p text:style-name="Text_20_body"/>
      <text:h text:style-name="Heading_20_2" text:outline-level="2">¿Cómo se identifican?</text:h>
      <text:p text:style-name="Text_20_body"><text:s/>La herramienta Análisis Agile permite reconocer el alcance que tendrá el software y a su vez dividirlo en pequeñas entregas.</text:p>
      <text:p text:style-name="Text_20_body"><text:s text:c="2"/>El análisis Agile se realiza conjuntamente con el equipo de desarrollo y el cliente.</text:p>
      <text:p text:style-name="Text_20_body"><text:s text:c="2"/>En primer lugar se buscan los distintos roles que tendrá el software, se los organiza, se los clasifica <text:s text:c="3"/>se eligen algunos y se descartan otros.</text:p>
      <text:p text:style-name="Text_20_body"><text:s/>Luego se identifican los distintos procesos de negocio, y se continúa con la identificación de las funcionalidades para cada proceso.</text:p>
      <text:p text:style-name="Text_20_body"><text:s text:c="3"/>Cuando se determinó los roles, los procesos, funcionalidades y actividades del software se identifican finalmente los MMF.</text:p>
      <text:p text:style-name="Text_20_body"/>
      <text:h text:style-name="Heading_20_2" text:outline-level="2">¿Cómo se relaciona con los user stories?</text:h>
      <text:p text:style-name="Text_20_body">Los user stories describen funcionalidades en pequeñas oraciones, que obligan a conversar con el cliente y así evitar malinterpretaciones.</text:p>
      <text:p text:style-name="Text_20_body">Como los user stories son independientes y cortas, <text:s/>se pueden priorizar y de este modo, es posible planificar de manera más óptima que funcionalidades van a estar incluidas en cada MMF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iselda </meta:initial-creator>
    <meta:creation-date>2012-09-16T15:05:38</meta:creation-date>
    <dc:date>2012-09-16T17:35:27</dc:date>
    <dc:creator>griselda </dc:creator>
    <meta:editing-duration>PT17M30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1" meta:word-count="195" meta:character-count="1256" meta:non-whitespace-character-count="1057"/>
  </office:meta>
</office:document-meta>
</file>